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603d"/>
    </style:style>
    <style:style style:name="P2" style:family="paragraph" style:parent-style-name="Standard">
      <style:text-properties officeooo:rsid="001eb35b" officeooo:paragraph-rsid="001eb35b"/>
    </style:style>
    <style:style style:name="P3" style:family="paragraph" style:parent-style-name="Standard">
      <loext:graphic-properties draw:fill="solid" draw:fill-color="#191a1c"/>
      <style:paragraph-properties fo:background-color="#191a1c" fo:padding="0cm" fo:border="none" style:shadow="none"/>
    </style:style>
    <style:style style:name="P4" style:family="paragraph" style:parent-style-name="Standard">
      <loext:graphic-properties draw:fill="solid" draw:fill-color="#191a1c"/>
      <style:paragraph-properties fo:background-color="#191a1c" fo:padding="0cm" fo:border="none" style:shadow="none"/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P5" style:family="paragraph" style:parent-style-name="Standard">
      <loext:graphic-properties draw:fill="solid" draw:fill-color="#191a1c"/>
      <style:paragraph-properties fo:background-color="#191a1c" fo:padding="0cm" fo:border="none" style:shadow="none"/>
      <style:text-properties fo:color="#7a7e85" loext:opacity="100%" style:font-name="JetBrains Mono" fo:font-size="10pt" fo:font-style="normal" fo:font-weight="normal" officeooo:rsid="001ee8dc" officeooo:paragraph-rsid="001ee8dc" style:font-size-asian="10pt" style:font-style-asian="normal" style:font-weight-asian="normal"/>
    </style:style>
    <style:style style:name="P6" style:family="paragraph" style:parent-style-name="Standard">
      <style:text-properties officeooo:rsid="001ee8dc" officeooo:paragraph-rsid="001ee8dc"/>
    </style:style>
    <style:style style:name="P7" style:family="paragraph" style:parent-style-name="Standard">
      <style:paragraph-properties fo:break-before="page"/>
      <style:text-properties officeooo:rsid="0020f7d7" officeooo:paragraph-rsid="0020f7d7"/>
    </style:style>
    <style:style style:name="T1" style:family="text">
      <style:text-properties officeooo:rsid="001cba82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fo:font-size="10pt" style:font-size-asian="10pt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228d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lation des objets</text:h>
      <text:p text:style-name="P1"/>
      <text:p text:style-name="P1">un BankAccount possède plusieurs operation </text:p>
      <text:p text:style-name="P1">une opération apparitent a un bank account </text:p>
      <text:p text:style-name="P1"/>
      <text:p text:style-name="P1"/>
      <text:p text:style-name="P1">un bancAcc peut avoir plusieurs Bank Statement </text:p>
      <text:p text:style-name="P1">Un bank statement est lié au bank acc </text:p>
      <text:p text:style-name="P1"/>
      <text:p text:style-name="P1">Un bank statement peut avoir plusieurs opération </text:p>
      <text:p text:style-name="P1">Uné opération <text:span text:style-name="T1">est lié</text:span> a un bank statement </text:p>
      <text:p text:style-name="P1"/>
      <text:p text:style-name="P1"/>
      <text:p text:style-name="P1"/>
      <text:p text:style-name="P2">Choix </text:p>
      <text:p text:style-name="P2"/>
      <text:p text:style-name="P1"/>
      <text:p text:style-name="P3" loext:marker-style-name="T2"><text:span text:style-name="T3">//avoir un exceedBalance peut induire implicitement un overdraft allowed,<text:line-break/>// mais l'avoir de manière explicit est mieux et ça permet de garder en mémoire la valeur exceedBalance si il y'a interdiction par exemple<text:line-break/></text:span><text:span text:style-name="T4">private boolean </text:span><text:span text:style-name="T5">exceedAllowed</text:span><text:span text:style-name="T2">;</text:span></text:p>
      <text:p text:style-name="P4" loext:marker-style-name="T3"/>
      <text:p text:style-name="P1"/>
      <text:p text:style-name="P1"/>
      <text:p text:style-name="P3" loext:marker-style-name="T2"><text:span text:style-name="T6"><text:line-break/></text:span><text:span text:style-name="T3">// on part du principe que cette valeur est négative exemple : -2000<text:line-break/></text:span><text:span text:style-name="T4">private double </text:span><text:span text:style-name="T5">exceedBalance</text:span><text:span text:style-name="T2">;</text:span></text:p>
      <text:p text:style-name="P4" loext:marker-style-name="T3"/>
      <text:p text:style-name="P1"/>
      <text:p text:style-name="P1"/>
      <text:p text:style-name="P3" loext:marker-style-name="T2"><text:span text:style-name="T3">// retirer de l'argent du compte bancaire<text:line-break/>//on part du principe que la somme a retirer est positive, il veut retirer 10 euros et non pas -10<text:line-break/></text:span><text:span text:style-name="T4">public void </text:span><text:span text:style-name="T7">withdrawMoney</text:span><text:span text:style-name="T2">(</text:span><text:span text:style-name="T4">double </text:span><text:span text:style-name="T2">amount){<text:line-break/> </text:span><text:span text:style-name="T4">if </text:span><text:span text:style-name="T2">(amount&lt;</text:span><text:span text:style-name="T8">0</text:span><text:span text:style-name="T2">){<text:line-break/> </text:span><text:span text:style-name="T4">throw new </text:span><text:span text:style-name="T2">InvalidAmountException(</text:span><text:span text:style-name="T9">"Le montant doit être positif"</text:span><text:span text:style-name="T2">);<text:line-break/> }<text:line-break/> </text:span><text:span text:style-name="T4">if </text:span><text:span text:style-name="T2">(amount&gt;</text:span><text:span text:style-name="T5">balance </text:span><text:span text:style-name="T2">){<text:line-break/> </text:span><text:span text:style-name="T4">throw new </text:span><text:span text:style-name="T2">InsufficientFundsBalance(</text:span><text:span text:style-name="T9">"Vous ne pouvez pas retirer cette argent "</text:span><text:span text:style-name="T2">);<text:line-break/><text:line-break/> }<text:line-break/> </text:span><text:span text:style-name="T4">this</text:span><text:span text:style-name="T2">.</text:span><text:span text:style-name="T5">balance</text:span><text:span text:style-name="T2">-=amount;<text:line-break/>}</text:span></text:p>
      <text:p text:style-name="P4" loext:marker-style-name="T3"/>
      <text:p text:style-name="P4" loext:marker-style-name="T3"/>
      <text:p text:style-name="P4" loext:marker-style-name="T3"/>
      <text:p text:style-name="P5" loext:marker-style-name="T3"/>
      <text:p text:style-name="Standard"/>
      <text:p text:style-name="Standard"/>
      <text:p text:style-name="P6">Le plafond peut être positifi ou négatif</text:p>
      <text:p text:style-name="Standard"/>
      <text:p text:style-name="Standard"/>
      <text:p text:style-name="P7">On crée des posts <text:line-break/>Pk ? <text:line-break/><text:line-break/>Car en gros put/patch, c’est modifier la valeur directement avec le résultat final<text:line-break/>Hors on fait un calcul <text:span text:style-name="T10">donc on ne met pas directement le résultat final, donc on met pos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8T16:02:07.624802100</meta:creation-date>
    <meta:generator>LibreOffice/25.8.5.2$Windows_X86_64 LibreOffice_project/9c8b85f387cc00a89945a79c9e6239f32e450ac2</meta:generator>
    <dc:date>2026-03-19T18:16:37.746834700</dc:date>
    <meta:editing-duration>PT1H17M</meta:editing-duration>
    <meta:editing-cycles>6</meta:editing-cycles>
    <meta:document-statistic meta:table-count="0" meta:image-count="0" meta:object-count="0" meta:page-count="2" meta:paragraph-count="13" meta:word-count="199" meta:character-count="1268" meta:non-whitespace-character-count="1063"/>
  </office:meta>
</office:document-meta>
</file>